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91E295A7D9.jpg" manifest:media-type="image/jpeg"/>
  <manifest:file-entry manifest:full-path="Pictures/10000201000000DC000000C8C4F81DE7.png" manifest:media-type="image/png"/>
  <manifest:file-entry manifest:full-path="Pictures/100002010000010000000100FEDDF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49cm, 0.049cm, 0.101cm, 0.0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5" style:family="graphic">
      <style:graphic-properties draw:fill="solid" draw:fill-color="#ffffff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4.313cm" svg:height="2.488cm" svg:x="9.015cm" svg:y="6.891cm"><text:p text:style-name="P1">RECONSTRUCTION</text:p><text:p text:style-name="P1">3D</text:p></draw:rect><draw:custom-shape draw:style-name="gr3" draw:text-style-name="P2" svg:width="2.2cm" svg:height="1.274cm" svg:x="13.328cm" svg:y="7.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1" svg:width="2.197cm" svg:height="2.303cm" draw:transform="rotate (-3.14159265358979) translate (9.00894444444444cm 8.87059722222222cm)"><text:p/><draw:enhanced-geometry svg:viewBox="0 0 841 854" draw:mirror-horizontal="true" draw:mirror-vertical="true" draw:type="non-primitive" draw:enhanced-path="M 517 247 L 517 415 264 415 264 0 0 0 0 680 517 680 517 854 841 547 517 247 Z N"/></draw:custom-shape><draw:rect draw:style-name="gr2" draw:text-style-name="P1" svg:width="4.313cm" svg:height="2.488cm" svg:x="3.591cm" svg:y="1.388cm"><text:p text:style-name="P1">SEGMENTATION</text:p></draw:rect><draw:custom-shape draw:style-name="gr5" svg:width="2.197cm" svg:height="1.271cm" svg:x="1.395cm" svg:y="1.97cm"><text:p text:style-name="P1"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2" svg:width="2.2cm" svg:height="1.274cm" svg:x="7.904cm" svg:y="1.9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draw:style-name="gr2" draw:text-style-name="P1" svg:width="4.313cm" svg:height="2.488cm" svg:x="6.343cm" svg:y="4.087cm"><text:p text:style-name="P1">INPANTING</text:p></draw:rect><draw:custom-shape draw:style-name="gr4" draw:text-style-name="P1" svg:width="2.197cm" svg:height="2.303cm" draw:transform="rotate (-3.14159265358979) translate (6.33765277777778cm 6.17184722222222cm)"><text:p/><draw:enhanced-geometry svg:viewBox="0 0 841 854" draw:mirror-horizontal="true" draw:mirror-vertical="true" draw:type="non-primitive" draw:enhanced-path="M 517 247 L 517 415 264 415 264 0 0 0 0 680 517 680 517 854 841 547 517 247 Z N"/></draw:custom-shape><draw:custom-shape draw:style-name="gr3" draw:text-style-name="P2" svg:width="2.2cm" svg:height="1.274cm" svg:x="10.655cm" svg:y="4.6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Standard"/>
      <text:p text:style-name="Standard"><draw:frame draw:style-name="fr1" draw:name="Image1" text:anchor-type="paragraph" svg:x="-0.023cm" svg:y="0.203cm" svg:width="1.649cm" svg:height="1.87cm" draw:z-index="1"><draw:image xlink:href="Pictures/100002010000010000000100FEDDF4CE.png" xlink:type="simple" xlink:show="embed" xlink:actuate="onLoad"/></draw:frame></text:p>
      <text:p text:style-name="Standard"><draw:frame draw:style-name="fr1" draw:name="Image2" text:anchor-type="paragraph" svg:x="9.846cm" svg:y="0.259cm" svg:width="1.649cm" svg:height="1.87cm" draw:z-index="2"><draw:image xlink:href="Pictures/100002010000010000000100FEDDF4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2.496cm" svg:y="0.346cm" svg:width="1.649cm" svg:height="1.87cm" draw:z-index="3"><draw:image xlink:href="Pictures/100002010000010000000100FEDDF4CE.png" xlink:type="simple" xlink:show="embed" xlink:actuate="onLoad"/></draw:frame><draw:frame draw:style-name="fr1" draw:name="Image4" text:anchor-type="paragraph" svg:x="12.577cm" svg:y="0.055cm" svg:width="1.649cm" svg:height="1.87cm" draw:z-index="4"><draw:image xlink:href="Pictures/100002010000010000000100FEDDF4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paragraph" svg:x="15.565cm" svg:y="0.453cm" svg:width="1.96cm" svg:height="1.813cm" draw:z-index="8"><draw:image xlink:href="Pictures/10000201000000DC000000C8C4F81DE7.png" xlink:type="simple" xlink:show="embed" xlink:actuate="onLoad"/></draw:frame></text:p>
      <text:p text:style-name="Standard"><draw:frame draw:style-name="fr2" draw:name="Image5" text:anchor-type="paragraph" svg:x="5.073cm" svg:y="0.386cm" svg:width="1.316cm" svg:height="0.951cm" draw:z-index="5"><draw:image xlink:href="Pictures/10000000000000A800000091E295A7D9.jpg" xlink:type="simple" xlink:show="embed" xlink:actuate="onLoad"/></draw:frame></text:p>
      <text:p text:style-name="Standard"/>
      <text:p text:style-name="Standard"/>
      <text:p text:style-name="Standard"><draw:frame draw:style-name="fr2" draw:name="Image6" text:anchor-type="paragraph" svg:x="5.761cm" svg:y="0.109cm" svg:width="1.316cm" svg:height="0.951cm" draw:z-index="6"><draw:image xlink:href="Pictures/10000000000000A800000091E295A7D9.jpg" xlink:type="simple" xlink:show="embed" xlink:actuate="onLoad"/></draw:frame><draw:frame draw:style-name="fr2" draw:name="Image7" text:anchor-type="paragraph" svg:x="4.2cm" svg:y="0.101cm" svg:width="1.316cm" svg:height="0.951cm" draw:z-index="7"><draw:image xlink:href="Pictures/10000000000000A800000091E295A7D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1:37:25.141746863</meta:creation-date>
    <dc:date>2014-06-24T13:17:59.204875995</dc:date>
    <meta:editing-duration>PT2H30M23S</meta:editing-duration>
    <meta:editing-cycles>6</meta:editing-cycles>
    <meta:generator>LibreOffice/4.2.4.2$Linux_X86_64 LibreOffice_project/420m0$Build-2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